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oPreviousActionException.NoPreviousActionException( String actionName , Forward fwd , FlowController f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PreviousActionException.getMessagePar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